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109cec" officeooo:paragraph-rsid="00109cec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109cec"/>
    </style:style>
    <style:style style:name="P3" style:family="paragraph" style:parent-style-name="Standard">
      <style:text-properties officeooo:rsid="00109cec" officeooo:paragraph-rsid="00109cec"/>
    </style:style>
    <style:style style:name="P4" style:family="paragraph" style:parent-style-name="Standard">
      <style:text-properties officeooo:paragraph-rsid="00109cec"/>
    </style:style>
    <style:style style:name="T1" style:family="text">
      <style:text-properties officeooo:rsid="00109cec"/>
    </style:style>
    <style:style style:name="T2" style:family="text">
      <style:text-properties fo:font-weight="bold" officeooo:rsid="00109cec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/>
      <text:p text:style-name="P4"><text:span text:style-name="T2">Job roles</text:span><text:span text:style-name="T1">=</text:span>SM Executie &amp; SEO Executive , Content writer/ marketer 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109cec" officeooo:paragraph-rsid="00109cec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IGITAL MARKETING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2:28:22.153688489</meta:creation-date>
    <dc:date>2021-10-11T13:26:28.419958060</dc:date>
    <meta:editing-duration>PT47M56S</meta:editing-duration>
    <meta:editing-cycles>1</meta:editing-cycles>
    <meta:document-statistic meta:table-count="0" meta:image-count="0" meta:object-count="0" meta:page-count="1" meta:paragraph-count="2" meta:word-count="13" meta:character-count="83" meta:non-whitespace-character-count="72"/>
    <meta:generator>LibreOffice/6.4.7.2$Linux_X86_64 LibreOffice_project/40$Build-2</meta:generator>
  </office:meta>
</office:document-meta>
</file>